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font-weight="bold" style:font-weight-asian="bold" style:font-weight-complex="bold"/>
    </style:style>
    <style:style style:name="P2" style:family="paragraph" style:parent-style-name="Standard">
      <style:paragraph-properties fo:line-height="150%"/>
      <style:text-properties style:font-name="Times New Roman" fo:font-size="12pt" officeooo:rsid="0009485b" officeooo:paragraph-rsid="001140a1"/>
    </style:style>
    <style:style style:name="P3" style:family="paragraph" style:parent-style-name="Standard" style:list-style-name="L1">
      <style:paragraph-properties fo:line-height="150%"/>
      <style:text-properties style:font-name="Times New Roman" fo:font-size="12pt" fo:font-weight="bold" officeooo:rsid="000f8bd6" officeooo:paragraph-rsid="004235f8" style:font-weight-asian="bold" style:font-weight-complex="bold"/>
    </style:style>
    <style:style style:name="P4" style:family="paragraph" style:parent-style-name="Standard" style:list-style-name="L1">
      <style:paragraph-properties fo:line-height="150%" fo:text-align="justify" style:justify-single-word="false"/>
      <style:text-properties style:font-name="Times New Roman" fo:font-size="12pt" fo:font-weight="bold" officeooo:rsid="000f8bd6" officeooo:paragraph-rsid="0040ab97" style:font-weight-asian="bold" style:font-weight-complex="bold"/>
    </style:style>
    <style:style style:name="P5" style:family="paragraph" style:parent-style-name="Standard" style:list-style-name="L1">
      <style:paragraph-properties fo:line-height="150%"/>
      <style:text-properties style:font-name="Times New Roman" fo:font-size="12pt" fo:font-weight="bold" officeooo:rsid="001140a1" officeooo:paragraph-rsid="00489208" style:font-weight-asian="bold" style:font-weight-complex="bold"/>
    </style:style>
    <style:style style:name="P6" style:family="paragraph" style:parent-style-name="Standard" style:list-style-name="L1">
      <style:paragraph-properties fo:line-height="150%"/>
      <style:text-properties style:font-name="Times New Roman" fo:font-size="12pt" fo:font-weight="bold" officeooo:rsid="0040ab97" officeooo:paragraph-rsid="0040ab97" style:font-weight-asian="bold" style:font-weight-complex="bold"/>
    </style:style>
    <style:style style:name="P7" style:family="paragraph" style:parent-style-name="Standard" style:list-style-name="L1">
      <style:paragraph-properties fo:line-height="150%"/>
      <style:text-properties style:font-name="Times New Roman" fo:font-size="12pt" fo:font-weight="bold" officeooo:rsid="0040ab97" officeooo:paragraph-rsid="0046b236" style:font-weight-asian="bold" style:font-weight-complex="bold"/>
    </style:style>
    <style:style style:name="P8" style:family="paragraph" style:parent-style-name="Standard" style:list-style-name="L1">
      <style:paragraph-properties fo:line-height="150%"/>
      <style:text-properties style:font-name="Times New Roman" fo:font-size="12pt" fo:font-weight="bold" officeooo:rsid="00435909" officeooo:paragraph-rsid="00435909" style:font-weight-asian="bold" style:font-weight-complex="bold"/>
    </style:style>
    <style:style style:name="P9" style:family="paragraph" style:parent-style-name="Standard" style:list-style-name="L1">
      <style:paragraph-properties fo:line-height="150%"/>
      <style:text-properties style:font-name="Times New Roman" fo:font-size="12pt" fo:font-weight="bold" officeooo:rsid="00450e3c" officeooo:paragraph-rsid="00450e3c" style:font-weight-asian="bold" style:font-weight-complex="bold"/>
    </style:style>
    <style:style style:name="P10"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2518cd" style:font-style-asian="italic" style:font-style-complex="italic"/>
    </style:style>
    <style:style style:name="P11"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1594be" style:font-style-asian="italic" style:font-style-complex="italic"/>
    </style:style>
    <style:style style:name="P12" style:family="paragraph" style:parent-style-name="Standard" style:list-style-name="L1">
      <style:paragraph-properties fo:line-height="150%"/>
      <style:text-properties style:font-name="Times New Roman" fo:font-size="12pt" fo:font-style="italic" fo:font-weight="normal" officeooo:rsid="002bc07a" officeooo:paragraph-rsid="002bc07a" style:font-style-asian="italic" style:font-weight-asian="normal" style:font-style-complex="italic" style:font-weight-complex="normal"/>
    </style:style>
    <style:style style:name="P13" style:family="paragraph" style:parent-style-name="Standard" style:list-style-name="L1">
      <style:paragraph-properties fo:line-height="150%"/>
      <style:text-properties style:font-name="Times New Roman" fo:font-size="12pt" fo:font-style="italic" fo:font-weight="normal" officeooo:rsid="004daa4a" officeooo:paragraph-rsid="004daa4a" style:font-style-asian="italic" style:font-weight-asian="normal" style:font-style-complex="italic" style:font-weight-complex="normal"/>
    </style:style>
    <style:style style:name="P14" style:family="paragraph" style:parent-style-name="Standard" style:list-style-name="L1">
      <style:paragraph-properties fo:line-height="150%"/>
      <style:text-properties style:font-name="Times New Roman" fo:font-size="12pt" fo:font-style="italic" fo:font-weight="normal" officeooo:rsid="004f2224" officeooo:paragraph-rsid="004f2224" style:font-style-asian="italic" style:font-weight-asian="normal" style:font-style-complex="italic" style:font-weight-complex="normal"/>
    </style:style>
    <style:style style:name="P15" style:family="paragraph" style:parent-style-name="Standard" style:list-style-name="L1">
      <style:paragraph-properties fo:line-height="150%"/>
      <style:text-properties style:font-name="Times New Roman" fo:font-size="12pt" fo:font-style="italic" fo:font-weight="normal" officeooo:rsid="004f6c8d" officeooo:paragraph-rsid="004f6c8d" style:font-style-asian="italic" style:font-weight-asian="normal" style:font-style-complex="italic" style:font-weight-complex="normal"/>
    </style:style>
    <style:style style:name="P16" style:family="paragraph" style:parent-style-name="Standard" style:list-style-name="L1">
      <style:paragraph-properties fo:line-height="150%" fo:text-align="justify" style:justify-single-word="false"/>
      <style:text-properties style:font-name="Times New Roman" fo:font-size="12pt" fo:font-style="italic" fo:font-weight="normal" officeooo:rsid="0051a22e" officeooo:paragraph-rsid="0051a22e" style:font-style-asian="italic" style:font-weight-asian="normal" style:font-style-complex="italic" style:font-weight-complex="normal"/>
    </style:style>
    <style:style style:name="P17" style:family="paragraph" style:parent-style-name="Standard" style:list-style-name="L1">
      <style:paragraph-properties fo:line-height="150%"/>
      <style:text-properties style:font-name="Times New Roman" fo:font-size="12pt" fo:font-style="normal" fo:font-weight="bold" officeooo:rsid="0040ab97" officeooo:paragraph-rsid="0049dd9c" style:font-style-asian="normal" style:font-weight-asian="bold" style:font-style-complex="normal" style:font-weight-complex="bold"/>
    </style:style>
    <style:style style:name="P18" style:family="paragraph" style:parent-style-name="Standard" style:list-style-name="L1">
      <style:paragraph-properties fo:line-height="150%"/>
      <style:text-properties style:font-name="Times New Roman" fo:font-size="12pt" fo:font-style="normal" fo:font-weight="bold" officeooo:rsid="004ba13d" officeooo:paragraph-rsid="004ba13d" style:font-style-asian="normal" style:font-weight-asian="bold" style:font-style-complex="normal" style:font-weight-complex="bold"/>
    </style:style>
    <style:style style:name="P19" style:family="paragraph" style:parent-style-name="Standard" style:list-style-name="L1">
      <style:paragraph-properties fo:line-height="150%" fo:text-align="justify" style:justify-single-word="false"/>
      <style:text-properties style:font-name="Times New Roman" officeooo:paragraph-rsid="002ec198"/>
    </style:style>
    <style:style style:name="P20" style:family="paragraph" style:parent-style-name="Standard" style:list-style-name="L1">
      <style:paragraph-properties fo:line-height="150%" fo:text-align="justify" style:justify-single-word="false"/>
      <style:text-properties style:font-name="Times New Roman" officeooo:paragraph-rsid="00309914"/>
    </style:style>
    <style:style style:name="P21" style:family="paragraph" style:parent-style-name="Standard" style:list-style-name="L1">
      <style:paragraph-properties fo:line-height="150%"/>
      <style:text-properties style:font-name="Times New Roman" officeooo:paragraph-rsid="0037a580"/>
    </style:style>
    <style:style style:name="T1" style:family="text">
      <style:text-properties officeooo:rsid="000b254d"/>
    </style:style>
    <style:style style:name="T2" style:family="text">
      <style:text-properties officeooo:rsid="000d3501"/>
    </style:style>
    <style:style style:name="T3" style:family="text">
      <style:text-properties officeooo:rsid="000f8bd6"/>
    </style:style>
    <style:style style:name="T4" style:family="text">
      <style:text-properties fo:font-size="12pt" fo:font-style="italic" officeooo:rsid="0021de8c" style:font-style-asian="italic" style:font-style-complex="italic"/>
    </style:style>
    <style:style style:name="T5" style:family="text">
      <style:text-properties fo:font-size="12pt" fo:font-style="italic" officeooo:rsid="0028ccf0" style:font-style-asian="italic" style:font-style-complex="italic"/>
    </style:style>
    <style:style style:name="T6" style:family="text">
      <style:text-properties fo:font-size="12pt" fo:font-style="italic" officeooo:rsid="002d013b" style:font-style-asian="italic" style:font-style-complex="italic"/>
    </style:style>
    <style:style style:name="T7" style:family="text">
      <style:text-properties fo:font-size="12pt" fo:font-style="italic" officeooo:rsid="002ec198" style:font-style-asian="italic" style:font-style-complex="italic"/>
    </style:style>
    <style:style style:name="T8" style:family="text">
      <style:text-properties fo:font-size="12pt" fo:font-style="italic" officeooo:rsid="00309914" style:font-style-asian="italic" style:font-style-complex="italic"/>
    </style:style>
    <style:style style:name="T9" style:family="text">
      <style:text-properties fo:font-size="12pt" fo:font-style="italic" officeooo:rsid="00332919" style:font-style-asian="italic" style:font-style-complex="italic"/>
    </style:style>
    <style:style style:name="T10" style:family="text">
      <style:text-properties fo:font-size="12pt" fo:font-style="italic" officeooo:rsid="000f8bd6" style:font-style-asian="italic" style:font-style-complex="italic"/>
    </style:style>
    <style:style style:name="T11" style:family="text">
      <style:text-properties fo:font-size="12pt" fo:font-style="italic" officeooo:rsid="002ac2eb" style:font-style-asian="italic" style:font-style-complex="italic"/>
    </style:style>
    <style:style style:name="T12" style:family="text">
      <style:text-properties fo:font-size="12pt" fo:font-style="italic" officeooo:rsid="002a2a67" style:font-style-asian="italic" style:font-style-complex="italic"/>
    </style:style>
    <style:style style:name="T13" style:family="text">
      <style:text-properties fo:font-size="12pt" fo:font-style="italic" officeooo:rsid="0037a580" style:font-style-asian="italic" style:font-style-complex="italic"/>
    </style:style>
    <style:style style:name="T14" style:family="text">
      <style:text-properties fo:font-size="12pt" fo:font-style="italic" officeooo:rsid="0045fe00" style:font-style-asian="italic" style:font-style-complex="italic"/>
    </style:style>
    <style:style style:name="T15" style:family="text">
      <style:text-properties officeooo:rsid="00332e4f"/>
    </style:style>
    <style:style style:name="T16" style:family="text">
      <style:text-properties fo:font-style="normal" style:font-style-asian="normal" style:font-style-complex="normal"/>
    </style:style>
    <style:style style:name="T17" style:family="text">
      <style:text-properties fo:font-style="normal" officeooo:rsid="0009485b" style:font-style-asian="normal" style:font-style-complex="normal"/>
    </style:style>
    <style:style style:name="T18" style:family="text">
      <style:text-properties fo:font-style="normal" officeooo:rsid="00450e3c" style:font-style-asian="normal" style:font-style-complex="normal"/>
    </style:style>
    <style:style style:name="T19" style:family="text">
      <style:text-properties fo:font-style="italic" officeooo:rsid="0037a58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40ab97"/>
    </style:style>
    <style:style style:name="T22" style:family="text">
      <style:text-properties officeooo:rsid="004235f8"/>
    </style:style>
    <style:style style:name="T23" style:family="text">
      <style:text-properties officeooo:rsid="0046e973"/>
    </style:style>
    <style:style style:name="T24" style:family="text">
      <style:text-properties officeooo:rsid="00489208"/>
    </style:style>
    <style:style style:name="T25" style:family="text">
      <style:text-properties officeooo:rsid="0049dd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BUTTAL</text:p>
      <text:list xml:id="list3046552545884781672" text:style-name="L1">
        <text:list-header>
          <text:p text:style-name="P6">Response to reviewer 1</text:p>
        </text:list-header>
        <text:list-item>
          <text:p text:style-name="P4"><text:span text:style-name="T21">The abstract should be reduced. There are many details that are not essential and make it too long. The abstract has to be more concise. It is not normal that references are included in the abstract. Elimination is recommended. Moreover, the paper is anonymous and you say “In a previous work [4], we have shown that”. To this reference, add that it is not complete. It was presented as a poster in last WSCG’16. The images of Figure 1 of both papers are the same. The only difference is that in one paper appears as (a) Left mandible and in the other paper in (a) appears the right mandible; and in (b), on the contrary.</text:span></text:p>
          <text:p text:style-name="P11">The abstract is reduced to be shorter than the old one. Besides, it is <text:span text:style-name="T2">focused more on</text:span> our method. <text:span text:style-name="T1">The method is applied on the mandibles of beetle. Figure 1 shows the example of mandible images. Glimpsing, the images are similar but it is necessary to present the objects of our study. Moreover, in our previous result, we just worked on right mandible of beetle and the evaluation is centroid size of the object with different method. This is completely different with the works at this time.</text:span></text:p>
        </text:list-item>
        <text:list-item>
          <text:p text:style-name="P3"><text:span text:style-name="T22">The state of the art section is missing. Automatic landmark detection on 2D images has been extensively used for other purposes, for example, cephalometry in human orthodontics or for face recognition. The authors should include a section with the state of the art related to their work</text:span>.</text:p>
          <text:p text:style-name="P10">The state of the art is supplemented into the article. It <text:span text:style-name="T3">presents the related works about detecting the landmark in other fields such as face detection, human orthodontics, morphometry analysis (Drosophila wing). It is also shown the comparing among the descriptors with the SIFT.</text:span></text:p>
        </text:list-item>
        <text:list-item>
          <text:p text:style-name="P8"><text:span text:style-name="T17">It would be reco</text:span><text:span text:style-name="T18">m</text:span><text:span text:style-name="T17">men</text:span><text:span text:style-name="T16">d</text:span><text:span text:style-name="T17">able to discuss their proposal and results with regard the state of the art. In a future work, it would be reco</text:span><text:span text:style-name="T18">m</text:span><text:span text:style-name="T17">mendable to compare their results with other methods.</text:span></text:p>
          <text:p text:style-name="P19"><text:span text:style-name="T5">Our study stays in another </text:span><text:span text:style-name="T6">zone of landmark detection. It is difference</text:span><text:span text:style-name="T5"> with </text:span><text:span text:style-name="T6">the</text:span><text:span text:style-name="T5"> other fields. </text:span><text:span text:style-name="T6">So</text:span><text:span text:style-name="T5">, the comparison between the results is difficult to conclude. </text:span><text:span text:style-name="T7">However, we have presented </text:span><text:span text:style-name="T9">the</text:span><text:span text:style-name="T7"> results </text:span><text:span text:style-name="T9">from the other authors</text:span><text:span text:style-name="T7">. </text:span><text:span text:style-name="T8">We also compare our result with the suitable one.</text:span></text:p>
          <text:p text:style-name="P20"><text:span text:style-name="T5">In biology, the landmark is set by biologist and it has its particular meaning. Instead, </text:span><text:span text:style-name="T8">evaluate</text:span><text:span text:style-name="T5"> our result with the difference result, we consider the manual ones (manual landmarks have been set by the biologists) as ground-truth, and our result is evaluated by comparing the result with the manual landmarks</text:span><text:span text:style-name="T4">.</text:span></text:p>
        </text:list-item>
        <text:list-item>
          <text:p text:style-name="P9">The references should be revised. Several of them are not complete ([3] and [4]). For <text:soft-page-break/>example, the number and pages are missing in [3]. In this paper, the details are: 5(6):172-181.</text:p>
          <text:p text:style-name="P21"><text:span text:style-name="T10">The references </text:span><text:span text:style-name="T11">have been</text:span><text:span text:style-name="T10"> revised and supplemented. </text:span><text:span text:style-name="T12">It was added the references about the related research, </text:span><text:span text:style-name="T14">supplement the missing information</text:span><text:span text:style-name="T12">. Besides, it was corrected the missing information in the exists references. </text:span><text:bookmark text:name="env1679391c5a8801afb6b5~6087eb162MO"/><text:span text:style-name="T20">Basically</text:span>, <text:span text:style-name="T19">the</text:span><text:span text:style-name="T12"> research </text:span><text:span text:style-name="T13">in</text:span><text:span text:style-name="T12"> [3], [4] </text:span><text:span text:style-name="T13">have been published, so we can use them as the references.</text:span></text:p>
          <text:p text:style-name="P7">Response to reviewer <text:span text:style-name="T23">2</text:span></text:p>
        </text:list-item>
        <text:list-item text:start-value="1">
          <text:p text:style-name="P5"><text:span text:style-name="T24">Please review carefully and correct grammatical mistakes</text:span>.</text:p>
          <text:p text:style-name="P12">The grammar <text:span text:style-name="T15">has been</text:span> checked and improved.</text:p>
          <text:p text:style-name="P17">Response to reviewer <text:span text:style-name="T25">3</text:span></text:p>
        </text:list-item>
        <text:list-item text:start-value="1">
          <text:p text:style-name="P18">The writing of this paper needs improvement.</text:p>
          <text:p text:style-name="P13">See our response to reviewer 2.</text:p>
        </text:list-item>
        <text:list-item>
          <text:p text:style-name="P18">In this paper, literature research is insufficient and the relevant analysis is inadequate. More specifically, this paper simply introduces the background in the section of Introduction, and lacks the analysis of related work.</text:p>
          <text:p text:style-name="P13">See our response to reviewer 1 (section 2).</text:p>
        </text:list-item>
        <text:list-item>
          <text:p text:style-name="P18">The introduction of the relevant methods are not greatly organized, which seems confusing on logical.</text:p>
          <text:p text:style-name="P14">The introduction has been checked, improved by the authors.</text:p>
        </text:list-item>
        <text:list-item>
          <text:p text:style-name="P18">This paper lacks innovation and the technical contribution seems minor.</text:p>
          <text:p text:style-name="P16">For the biologist, the landmarks are very interested into analysis the organism. Until currently, setting landmark is also manually or semi-automatic. So, our proposed seems that open another view about the method to automatic identification landmark in biology.</text:p>
        </text:list-item>
        <text:list-item>
          <text:p text:style-name="P18">The results are not presented very clearly. Experimental comparison is less sufficient. Comparison with the state-of-the-art is required, and quantitative comparison is also needed.</text:p>
          <text:p text:style-name="P15">See our response to reviewer 1 (section 3)</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7:23:55.909463513</meta:creation-date>
    <dc:date>2017-04-29T11:07:22.877300715</dc:date>
    <meta:editing-duration>PT3H33M36S</meta:editing-duration>
    <meta:editing-cycles>70</meta:editing-cycles>
    <meta:generator>LibreOffice/4.2.8.2$Linux_X86_64 LibreOffice_project/420m0$Build-2</meta:generator>
    <meta:document-statistic meta:table-count="0" meta:image-count="0" meta:object-count="0" meta:page-count="2" meta:paragraph-count="25" meta:word-count="694" meta:character-count="4210" meta:non-whitespace-character-count="3540"/>
  </office:meta>
</office:document-meta>
</file>